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20.11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Mahalanobis_20_Distanc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Excel_20_Built-in_20_60_25__20_-_20_Accent2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Excel_20_Built-in_20_Bad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Excel_20_Built-in_20_20_25__20_-_20_Accent2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Excel_20_Built-in_20_60_25__20_-_20_Accent3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Excel_20_Built-in_20_Good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Excel_20_Built-in_20_20_25__20_-_20_Accent3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Excel_20_Built-in_20_Bad" style:data-style-name="N2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Excel_20_Built-in_20_Good" style:data-style-name="N2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rotation-align="non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8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" style:family="table-cell" style:parent-style-name="Default" style:data-style-name="N2">
      <style:table-cell-properties style:rotation-align="none"/>
    </style:style>
    <style:style style:name="ce20" style:family="table-cell" style:parent-style-name="Excel_20_Built-in_20_40_25__20_-_20_Accent1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1" style:family="table-cell" style:parent-style-name="Excel_20_Built-in_20_20_25__20_-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2" style:family="table-cell" style:parent-style-name="Excel_20_Built-in_20_Neutral" style:data-style-name="N1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halanobis Distance" table:style-name="ta1" table:protected="true" table:protection-key="N3P2uS7MaDDdSK2S/o+FvEb5OjE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Kardi Teknomo's Tutorial 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halanobis distance between two groups of data</text:p>
          </table:table-cell>
          <table:table-cell table:number-columns-repeated="10"/>
          <table:table-cell office:value-type="string" calcext:value-type="string">
            <text:p>Covariance of Group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ch group contain 2 variables</text:p>
          </table:table-cell>
          <table:table-cell table:number-columns-repeated="11"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y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x1</text:p>
          </table:table-cell>
          <table:table-cell table:style-name="ce17" table:number-matrix-columns-spanned="2" table:number-matrix-rows-spanned="2" table:formula="of:=MMULT(TRANSPOSE(G1_center);G1_center)/(m)" office:value-type="float" office:value="3.89" calcext:value-type="float">
            <text:p>3,89</text:p>
          </table:table-cell>
          <table:table-cell table:style-name="ce17" office:value-type="float" office:value="0.13" calcext:value-type="float">
            <text:p>0,13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entered data</text:p>
          </table:table-cell>
          <table:table-cell table:number-columns-repeated="4"/>
          <table:table-cell table:style-name="ce4" office:value-type="string" calcext:value-type="string">
            <text:p>y1</text:p>
          </table:table-cell>
          <table:table-cell table:style-name="ce17" office:value-type="float" office:value="0.13" calcext:value-type="float">
            <text:p>0,13</text:p>
          </table:table-cell>
          <table:table-cell table:style-name="ce17" office:value-type="float" office:value="2.21" calcext:value-type="float">
            <text:p>2,21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Group 1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Group 2</text:p>
          </table:table-cell>
          <table:covered-table-cell table:style-name="ce4"/>
          <table:table-cell/>
          <table:table-cell table:style-name="ce1" office:value-type="string" calcext:value-type="string" table:number-columns-spanned="2" table:number-rows-spanned="1">
            <text:p>Group 1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Group 2</text:p>
          </table:table-cell>
          <table:covered-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No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y2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y2</text:p>
          </table:table-cell>
          <table:table-cell/>
          <table:table-cell office:value-type="string" calcext:value-type="string">
            <text:p>Covariance of Group 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9" table:formula="of:=+[.B8]-[.B$19]" office:value-type="float" office:value="-1.9" calcext:value-type="float">
            <text:p>-1,90</text:p>
          </table:table-cell>
          <table:table-cell table:style-name="ce9" table:formula="of:=+[.C8]-[.C$19]" office:value-type="float" office:value="-2.3" calcext:value-type="float">
            <text:p>-2,30</text:p>
          </table:table-cell>
          <table:table-cell table:style-name="ce11" table:formula="of:=+[.D8]-[.D$19]" office:value-type="float" office:value="-0.2" calcext:value-type="float">
            <text:p>-0,20</text:p>
          </table:table-cell>
          <table:table-cell table:style-name="ce11" table:formula="of:=+[.E8]-[.E$19]" office:value-type="float" office:value="-0.2" calcext:value-type="float">
            <text:p>-0,20</text:p>
          </table:table-cell>
          <table:table-cell table:number-columns-repeated="2"/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y2</text:p>
          </table:table-cell>
          <table:table-cell table:number-columns-repeated="1010"/>
        </table:table-row>
        <table:table-row table:style-name="ro1">
          <table:table-cell table:formula="of:=+[.A8]+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9" table:formula="of:=+[.B9]-[.B$19]" office:value-type="float" office:value="-1.9" calcext:value-type="float">
            <text:p>-1,90</text:p>
          </table:table-cell>
          <table:table-cell table:style-name="ce9" table:formula="of:=+[.C9]-[.C$19]" office:value-type="float" office:value="0.7" calcext:value-type="float">
            <text:p>0,70</text:p>
          </table:table-cell>
          <table:table-cell table:style-name="ce11" table:formula="of:=+[.D9]-[.D$19]" office:value-type="float" office:value="0.8" calcext:value-type="float">
            <text:p>0,80</text:p>
          </table:table-cell>
          <table:table-cell table:style-name="ce11" table:formula="of:=+[.E9]-[.E$19]" office:value-type="float" office:value="-1.2" calcext:value-type="float">
            <text:p>-1,20</text:p>
          </table:table-cell>
          <table:table-cell/>
          <table:table-cell table:style-name="ce4" office:value-type="string" calcext:value-type="string">
            <text:p>x2</text:p>
          </table:table-cell>
          <table:table-cell table:style-name="ce18" table:number-matrix-columns-spanned="2" table:number-matrix-rows-spanned="2" table:formula="of:=MMULT(TRANSPOSE(G2_center);G2_center)/(n)" office:value-type="float" office:value="1.36" calcext:value-type="float">
            <text:p>1,36</text:p>
          </table:table-cell>
          <table:table-cell table:style-name="ce18" office:value-type="float" office:value="0.56" calcext:value-type="float">
            <text:p>0,56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formula="of:=+[.A9]+1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9" table:formula="of:=+[.B10]-[.B$19]" office:value-type="float" office:value="2.1" calcext:value-type="float">
            <text:p>2,10</text:p>
          </table:table-cell>
          <table:table-cell table:style-name="ce9" table:formula="of:=+[.C10]-[.C$19]" office:value-type="float" office:value="0.7" calcext:value-type="float">
            <text:p>0,70</text:p>
          </table:table-cell>
          <table:table-cell table:style-name="ce11" table:formula="of:=+[.D10]-[.D$19]" office:value-type="float" office:value="1.8" calcext:value-type="float">
            <text:p>1,80</text:p>
          </table:table-cell>
          <table:table-cell table:style-name="ce11" table:formula="of:=+[.E10]-[.E$19]" office:value-type="float" office:value="1.8" calcext:value-type="float">
            <text:p>1,80</text:p>
          </table:table-cell>
          <table:table-cell/>
          <table:table-cell table:style-name="ce4" office:value-type="string" calcext:value-type="string">
            <text:p>y2</text:p>
          </table:table-cell>
          <table:table-cell table:style-name="ce18" office:value-type="float" office:value="0.56" calcext:value-type="float">
            <text:p>0,56</text:p>
          </table:table-cell>
          <table:table-cell table:style-name="ce18" office:value-type="float" office:value="1.36" calcext:value-type="float">
            <text:p>1,36</text:p>
          </table:table-cell>
          <table:table-cell table:style-name="ce19" table:number-columns-repeated="2"/>
          <table:table-cell table:number-columns-repeated="1008"/>
        </table:table-row>
        <table:table-row table:style-name="ro1">
          <table:table-cell table:formula="of:=+[.A10]+1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9" table:formula="of:=+[.B11]-[.B$19]" office:value-type="float" office:value="3.1" calcext:value-type="float">
            <text:p>3,10</text:p>
          </table:table-cell>
          <table:table-cell table:style-name="ce9" table:formula="of:=+[.C11]-[.C$19]" office:value-type="float" office:value="-1.3" calcext:value-type="float">
            <text:p>-1,30</text:p>
          </table:table-cell>
          <table:table-cell table:style-name="ce11" table:formula="of:=+[.D11]-[.D$19]" office:value-type="float" office:value="-1.2" calcext:value-type="float">
            <text:p>-1,20</text:p>
          </table:table-cell>
          <table:table-cell table:style-name="ce11" table:formula="of:=+[.E11]-[.E$19]" office:value-type="float" office:value="0.8" calcext:value-type="float">
            <text:p>0,80</text:p>
          </table:table-cell>
          <table:table-cell/>
          <table:table-cell table:style-name="ce4"/>
          <table:table-cell table:style-name="ce19" table:number-columns-repeated="4"/>
          <table:table-cell table:number-columns-repeated="1008"/>
        </table:table-row>
        <table:table-row table:style-name="ro1">
          <table:table-cell table:formula="of:=+[.A11]+1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9" table:formula="of:=+[.B12]-[.B$19]" office:value-type="float" office:value="0.1" calcext:value-type="float">
            <text:p>0,10</text:p>
          </table:table-cell>
          <table:table-cell table:style-name="ce9" table:formula="of:=+[.C12]-[.C$19]" office:value-type="float" office:value="2.7" calcext:value-type="float">
            <text:p>2,70</text:p>
          </table:table-cell>
          <table:table-cell table:style-name="ce11" table:formula="of:=+[.D12]-[.D$19]" office:value-type="float" office:value="-1.2" calcext:value-type="float">
            <text:p>-1,20</text:p>
          </table:table-cell>
          <table:table-cell table:style-name="ce11" table:formula="of:=+[.E12]-[.E$19]" office:value-type="float" office:value="-1.2" calcext:value-type="float">
            <text:p>-1,20</text:p>
          </table:table-cell>
          <table:table-cell/>
          <table:table-cell table:style-name="ce13" office:value-type="string" calcext:value-type="string">
            <text:p>Total data of group 1</text:p>
          </table:table-cell>
          <table:table-cell table:style-name="ce19"/>
          <table:table-cell table:style-name="ce20" table:formula="of:=COUNT(x1_)" office:value-type="float" office:value="10" calcext:value-type="float">
            <text:p>10</text:p>
          </table:table-cell>
          <table:table-cell table:style-name="ce19" table:number-columns-repeated="2"/>
          <table:table-cell table:number-columns-repeated="1008"/>
        </table:table-row>
        <table:table-row table:style-name="ro1">
          <table:table-cell table:formula="of:=+[.A12]+1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2"/>
          <table:table-cell/>
          <table:table-cell table:style-name="ce9" table:formula="of:=+[.B13]-[.B$19]" office:value-type="float" office:value="2.1" calcext:value-type="float">
            <text:p>2,10</text:p>
          </table:table-cell>
          <table:table-cell table:style-name="ce9" table:formula="of:=+[.C13]-[.C$19]" office:value-type="float" office:value="-0.3" calcext:value-type="float">
            <text:p>-0,30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Total data of group 2</text:p>
          </table:table-cell>
          <table:table-cell table:style-name="ce19"/>
          <table:table-cell table:style-name="ce20" table:formula="of:=COUNT(x2_)" office:value-type="float" office:value="5" calcext:value-type="float">
            <text:p>5</text:p>
          </table:table-cell>
          <table:table-cell table:style-name="ce19" table:number-columns-repeated="2"/>
          <table:table-cell table:number-columns-repeated="1008"/>
        </table:table-row>
        <table:table-row table:style-name="ro1">
          <table:table-cell table:formula="of:=+[.A13]+1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number-columns-repeated="2"/>
          <table:table-cell/>
          <table:table-cell table:style-name="ce9" table:formula="of:=+[.B14]-[.B$19]" office:value-type="float" office:value="1.1" calcext:value-type="float">
            <text:p>1,10</text:p>
          </table:table-cell>
          <table:table-cell table:style-name="ce9" table:formula="of:=+[.C14]-[.C$19]" office:value-type="float" office:value="-1.3" calcext:value-type="float">
            <text:p>-1,30</text:p>
          </table:table-cell>
          <table:table-cell table:style-name="ce10" table:number-columns-repeated="2"/>
          <table:table-cell/>
          <table:table-cell table:style-name="ce4" office:value-type="string" calcext:value-type="string">
            <text:p>Total data</text:p>
          </table:table-cell>
          <table:table-cell/>
          <table:table-cell table:style-name="ce21" table:formula="of:=+n+m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formula="of:=+[.A14]+1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number-columns-repeated="2"/>
          <table:table-cell/>
          <table:table-cell table:style-name="ce9" table:formula="of:=+[.B15]-[.B$19]" office:value-type="float" office:value="0.1" calcext:value-type="float">
            <text:p>0,10</text:p>
          </table:table-cell>
          <table:table-cell table:style-name="ce9" table:formula="of:=+[.C15]-[.C$19]" office:value-type="float" office:value="1.7" calcext:value-type="float">
            <text:p>1,70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formula="of:=+[.A15]+1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  <table:table-cell/>
          <table:table-cell table:style-name="ce9" table:formula="of:=+[.B16]-[.B$19]" office:value-type="float" office:value="-1.9" calcext:value-type="float">
            <text:p>-1,90</text:p>
          </table:table-cell>
          <table:table-cell table:style-name="ce9" table:formula="of:=+[.C16]-[.C$19]" office:value-type="float" office:value="0.7" calcext:value-type="float">
            <text:p>0,70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Pooled Covariance Matrix</text:p>
          </table:table-cell>
          <table:table-cell table:style-name="ce4" table:number-columns-repeated="3"/>
          <table:table-cell table:style-name="ce13" office:value-type="string" calcext:value-type="string">
            <text:p>Inverse Pooled Covariance matrix</text:p>
          </table:table-cell>
          <table:table-cell table:number-columns-repeated="1008"/>
        </table:table-row>
        <table:table-row table:style-name="ro1">
          <table:table-cell table:formula="of:=+[.A16]+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number-columns-repeated="2"/>
          <table:table-cell/>
          <table:table-cell table:style-name="ce9" table:formula="of:=+[.B17]-[.B$19]" office:value-type="float" office:value="-2.9" calcext:value-type="float">
            <text:p>-2,90</text:p>
          </table:table-cell>
          <table:table-cell table:style-name="ce9" table:formula="of:=+[.C17]-[.C$19]" office:value-type="float" office:value="-1.3" calcext:value-type="float">
            <text:p>-1,30</text:p>
          </table:table-cell>
          <table:table-cell table:style-name="ce10" table:number-columns-repeated="2"/>
          <table:table-cell/>
          <table:table-cell table:style-name="ce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number-columns-repeated="1006"/>
        </table:table-row>
        <table:table-row table:style-name="ro1">
          <table:table-cell/>
          <table:table-cell table:style-name="ce4" table:number-columns-repeated="4"/>
          <table:table-cell/>
          <table:table-cell table:style-name="ce10" table:number-columns-repeated="4"/>
          <table:table-cell/>
          <table:table-cell table:style-name="ce4" office:value-type="string" calcext:value-type="string">
            <text:p>x</text:p>
          </table:table-cell>
          <table:table-cell table:style-name="ce17" table:formula="of:=m/q*[.M4]+n/q*[.M9]" office:value-type="float" office:value="3.04666666666667" calcext:value-type="float">
            <text:p>3,05</text:p>
          </table:table-cell>
          <table:table-cell table:style-name="ce17" table:formula="of:=m/q*[.N4]+n/q*[.N9]" office:value-type="float" office:value="0.273333333333333" calcext:value-type="float">
            <text:p>0,27</text:p>
          </table:table-cell>
          <table:table-cell table:style-name="ce19"/>
          <table:table-cell table:style-name="ce4" office:value-type="string" calcext:value-type="string">
            <text:p>x</text:p>
          </table:table-cell>
          <table:table-cell table:style-name="ce22" table:number-matrix-columns-spanned="2" table:number-matrix-rows-spanned="2" table:formula="of:=MINVERSE(S)" office:value-type="float" office:value="0.332459046567274" calcext:value-type="float">
            <text:p>0,332</text:p>
          </table:table-cell>
          <table:table-cell table:style-name="ce22" office:value-type="float" office:value="-0.04716547027425" calcext:value-type="float">
            <text:p>-0,04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an</text:p>
          </table:table-cell>
          <table:table-cell table:style-name="ce5" table:formula="of:=AVERAGE(x1_)" office:value-type="float" office:value="3.9" calcext:value-type="float">
            <text:p>3,9</text:p>
          </table:table-cell>
          <table:table-cell table:style-name="ce5" table:formula="of:=AVERAGE(y1_)" office:value-type="float" office:value="4.3" calcext:value-type="float">
            <text:p>4,3</text:p>
          </table:table-cell>
          <table:table-cell table:style-name="ce8" table:formula="of:=AVERAGE(x2_)" office:value-type="float" office:value="6.2" calcext:value-type="float">
            <text:p>6,2</text:p>
          </table:table-cell>
          <table:table-cell table:style-name="ce8" table:formula="of:=AVERAGE(y2_)" office:value-type="float" office:value="5.2" calcext:value-type="float">
            <text:p>5,2</text:p>
          </table:table-cell>
          <table:table-cell/>
          <table:table-cell table:style-name="ce10" table:number-columns-repeated="4"/>
          <table:table-cell/>
          <table:table-cell table:style-name="ce4" office:value-type="string" calcext:value-type="string">
            <text:p>y</text:p>
          </table:table-cell>
          <table:table-cell table:style-name="ce17" table:formula="of:=m/q*[.M5]+n/q*[.M10]" office:value-type="float" office:value="0.273333333333333" calcext:value-type="float">
            <text:p>0,27</text:p>
          </table:table-cell>
          <table:table-cell table:style-name="ce17" table:formula="of:=m/q*[.N5]+n/q*[.N10]" office:value-type="float" office:value="1.92666666666667" calcext:value-type="float">
            <text:p>1,93</text:p>
          </table:table-cell>
          <table:table-cell table:style-name="ce19"/>
          <table:table-cell table:style-name="ce4" office:value-type="string" calcext:value-type="string">
            <text:p>y</text:p>
          </table:table-cell>
          <table:table-cell table:style-name="ce22" office:value-type="float" office:value="-0.04716547027425" calcext:value-type="float">
            <text:p>-0,047</text:p>
          </table:table-cell>
          <table:table-cell table:style-name="ce22" office:value-type="float" office:value="0.525722436959323" calcext:value-type="float">
            <text:p>0,526</text:p>
          </table:table-cell>
          <table:table-cell table:number-columns-repeated="1006"/>
        </table:table-row>
        <table:table-row table:style-name="ro1">
          <table:table-cell>
            <draw:frame table:end-cell-address="'Mahalanobis Distance'.F38" table:end-x="5.28mm" table:end-y="0.79mm" draw:z-index="0" draw:name="Chart 1" draw:style-name="gr1" draw:text-style-name="P1" svg:width="88.09mm" svg:height="91.01mm" svg:x="0.53mm" svg:y="5.03mm">
              <loext:p draw:notify-on-update-of-ranges="'Mahalanobis Distance'.C8:'Mahalanobis Distance'.C27 'Mahalanobis Distance'.B8:'Mahalanobis Distance'.B27 'Mahalanobis Distance'.E8:'Mahalanobis Distance'.E17 'Mahalanobis Distance'.D8:'Mahalanobis Distance'.D1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" table:number-columns-repeated="4"/>
          <table:table-cell/>
          <table:table-cell table:style-name="ce10" table:number-columns-repeated="4"/>
          <table:table-cell table:number-columns-repeated="2"/>
          <table:table-cell table:style-name="ce19" table:number-columns-repeated="4"/>
          <table:table-cell table:number-columns-repeated="1008"/>
        </table:table-row>
        <table:table-row table:style-name="ro1">
          <table:table-cell/>
          <table:table-cell table:style-name="ce4" table:number-columns-repeated="4"/>
          <table:table-cell/>
          <table:table-cell table:style-name="ce10" table:number-columns-repeated="4"/>
          <table:table-cell/>
          <table:table-cell table:style-name="ce13" office:value-type="string" calcext:value-type="string">
            <text:p>mean difference (G1-G2)</text:p>
          </table:table-cell>
          <table:table-cell table:number-columns-repeated="1012"/>
        </table:table-row>
        <table:table-row table:style-name="ro1">
          <table:table-cell/>
          <table:table-cell table:style-name="ce4" table:number-columns-repeated="4"/>
          <table:table-cell/>
          <table:table-cell table:style-name="ce10" table:number-columns-repeated="4"/>
          <table:table-cell/>
          <table:table-cell table:style-name="ce14" table:formula="of:=[.B19]-[.D19]" office:value-type="float" office:value="-2.3" calcext:value-type="float">
            <text:p>-2,3</text:p>
          </table:table-cell>
          <table:table-cell/>
          <table:table-cell table:style-name="ce4"/>
          <table:table-cell table:number-columns-repeated="1010"/>
        </table:table-row>
        <table:table-row table:style-name="ro1">
          <table:table-cell/>
          <table:table-cell table:style-name="ce4" table:number-columns-repeated="4"/>
          <table:table-cell/>
          <table:table-cell table:style-name="ce10" table:number-columns-repeated="4"/>
          <table:table-cell/>
          <table:table-cell table:style-name="ce14" table:formula="of:=[.C19]-[.E19]" office:value-type="float" office:value="-0.9" calcext:value-type="float">
            <text:p>-0,9</text:p>
          </table:table-cell>
          <table:table-cell table:number-columns-repeated="3"/>
          <table:table-cell table:style-name="ce19"/>
          <table:table-cell table:number-columns-repeated="1008"/>
        </table:table-row>
        <table:table-row table:style-name="ro1">
          <table:table-cell/>
          <table:table-cell table:style-name="ce4" table:number-columns-repeated="4"/>
          <table:table-cell/>
          <table:table-cell table:style-name="ce10" table:number-columns-repeated="4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table:style-name="ce4" table:number-columns-repeated="4"/>
          <table:table-cell/>
          <table:table-cell table:style-name="ce10" table:number-columns-repeated="4"/>
          <table:table-cell table:number-columns-repeated="1014"/>
        </table:table-row>
        <table:table-row table:style-name="ro1">
          <table:table-cell/>
          <table:table-cell table:style-name="ce4" table:number-columns-repeated="4"/>
          <table:table-cell/>
          <table:table-cell table:style-name="ce10" table:number-columns-repeated="4"/>
          <table:table-cell/>
          <table:table-cell table:style-name="ce15" office:value-type="string" calcext:value-type="string">
            <text:p>Mahalanobis (G1, G2)</text:p>
          </table:table-cell>
          <table:table-cell/>
          <table:table-cell table:style-name="ce17" table:number-matrix-columns-spanned="1" table:number-matrix-rows-spanned="1" table:formula="of:=SQRT(MMULT(MMULT(TRANSPOSE(mean_diff);S_inv);mean_diff))" office:value-type="float" office:value="1.41041783998308" calcext:value-type="float">
            <text:p>1,41</text:p>
          </table:table-cell>
          <table:table-cell table:number-columns-repeated="1010"/>
        </table:table-row>
        <table:table-row table:style-name="ro1">
          <table:table-cell/>
          <table:table-cell table:style-name="ce4" table:number-columns-repeated="4"/>
          <table:table-cell/>
          <table:table-cell table:style-name="ce10" table:number-columns-repeated="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is worksheet is provided to accompany <text:span text:style-name="T1">Similarity Measurement tutorial</text:span>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0" table:number-columns-repeated="2"/>
          <table:table-cell table:style-name="ce12" office:value-type="string" calcext:value-type="string">
            <text:p>copyright © Kardi Teknomo 2005-201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visit more complete tutorial in </text:p>
          </table:table-cell>
          <table:table-cell table:number-columns-repeated="2"/>
          <table:table-cell table:style-name="ce16" office:value-type="string" calcext:value-type="string">
            <text:p><text:a xlink:href="http://people.revoledu.com/kardi/tutorial/Similarity/" xlink:type="simple">http://people.revoledu.com/kardi/tutorial/Similarity/</text:a></text:p>
          </table:table-cell>
          <table:table-cell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G1_center" table:base-cell-address="$'Mahalanobis Distance'.$A$1" table:cell-range-address="$'Mahalanobis Distance'.$G$8:.$H$17"/>
        <table:named-range table:name="G2_center" table:base-cell-address="$'Mahalanobis Distance'.$A$1" table:cell-range-address="$'Mahalanobis Distance'.$I$8:.$J$12"/>
        <table:named-range table:name="G_1" table:base-cell-address="$'Mahalanobis Distance'.$A$1" table:cell-range-address="$'Mahalanobis Distance'.$B$8:.$C$17"/>
        <table:named-range table:name="G_2" table:base-cell-address="$'Mahalanobis Distance'.$A$1" table:cell-range-address="$'Mahalanobis Distance'.$D$8:.$E$12"/>
        <table:named-range table:name="m" table:base-cell-address="$'Mahalanobis Distance'.$A$1" table:cell-range-address="$'Mahalanobis Distance'.$N$12"/>
        <table:named-range table:name="mean_diff" table:base-cell-address="$'Mahalanobis Distance'.$A$1" table:cell-range-address="$'Mahalanobis Distance'.$L$22:.$L$23"/>
        <table:named-range table:name="n" table:base-cell-address="$'Mahalanobis Distance'.$A$1" table:cell-range-address="$'Mahalanobis Distance'.$N$13"/>
        <table:named-range table:name="q" table:base-cell-address="$'Mahalanobis Distance'.$A$1" table:cell-range-address="$'Mahalanobis Distance'.$N$14"/>
        <table:named-range table:name="S" table:base-cell-address="$'Mahalanobis Distance'.$A$1" table:cell-range-address="$'Mahalanobis Distance'.$M$18:.$N$19"/>
        <table:named-range table:name="S_inv" table:base-cell-address="$'Mahalanobis Distance'.$A$1" table:cell-range-address="$'Mahalanobis Distance'.$Q$18:.$R$19"/>
        <table:named-range table:name="x1_" table:base-cell-address="$'Mahalanobis Distance'.$A$1" table:cell-range-address="$'Mahalanobis Distance'.$B$8:.$B$17"/>
        <table:named-range table:name="x2_" table:base-cell-address="$'Mahalanobis Distance'.$A$1" table:cell-range-address="$'Mahalanobis Distance'.$D$8:.$D$12"/>
        <table:named-range table:name="y1_" table:base-cell-address="$'Mahalanobis Distance'.$A$1" table:cell-range-address="$'Mahalanobis Distance'.$C$8:.$C$17"/>
        <table:named-range table:name="y2_" table:base-cell-address="$'Mahalanobis Distance'.$A$1" table:cell-range-address="$'Mahalanobis Distance'.$E$8:.$E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ahalanobis_20_Distance" style:display-name="PageStyle_Mahalanobis Distan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di</meta:initial-creator>
    <dc:creator>Kardi Teknomo</dc:creator>
    <meta:creation-date>2008-07-07T08:17:13</meta:creation-date>
    <dc:date>2010-10-22T10:54:41</dc:date>
    <meta:generator>LibreOffice/5.1.6.2$Linux_X86_64 LibreOffice_project/10m0$Build-2</meta:generator>
    <meta:document-statistic meta:table-count="1" meta:cell-count="143" meta:object-count="1"/>
    <meta:user-defined meta:name="AppVersion">12.0000</meta:user-defined>
    <meta:user-defined meta:name="Company">Teknom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symbol-type="automatic" chart:symbol-width="0.176cm" chart:symbol-height="0.176cm" chart:link-data-style-to-source="true"/>
      <style:graphic-properties draw:stroke="none" svg:stroke-width="0.079cm"/>
      <style:text-properties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8.81cm" svg:height="9.102cm" xlink:href=".." xlink:type="simple" chart:class="chart:scatter" chart:style-name="ch1">
        <chart:legend chart:legend-position="bottom" svg:x="2.762cm" svg:y="8.372cm" style:legend-expansion="wide" chart:style-name="ch2"/>
        <chart:plot-area chart:style-name="ch3" table:cell-range-address="'Mahalanobis Distance'.B8:'Mahalanobis Distance'.C27 'Mahalanobis Distance'.E8:'Mahalanobis Distance'.E17" chart:data-source-has-labels="row" svg:x="0.176cm" svg:y="0.182cm" svg:width="8.458cm" svg:height="8.008cm">
          <chartooo:coordinate-region svg:x="0.612cm" svg:y="0.355cm" svg:width="7.928cm" svg:height="7.241cm"/>
          <chart:axis chart:dimension="x" chart:name="primary-x" chart:style-name="ch4"/>
          <chart:axis chart:dimension="y" chart:name="primary-y" chart:style-name="ch4"/>
          <chart:series chart:style-name="ch5" chart:values-cell-range-address="'Mahalanobis Distance'.C8:'Mahalanobis Distance'.C27" loext:label-string="&quot;Group 1&quot;" chart:class="chart:scatter">
            <chart:domain table:cell-range-address="'Mahalanobis Distance'.B8:'Mahalanobis Distance'.B27"/>
            <chart:data-point chart:repeated="20"/>
          </chart:series>
          <chart:series chart:style-name="ch5" chart:values-cell-range-address="'Mahalanobis Distance'.E8:'Mahalanobis Distance'.E17" loext:label-string="&quot;Group2&quot;" chart:class="chart:scatter">
            <chart:domain table:cell-range-address="'Mahalanobis Distance'.D8:'Mahalanobis Distance'.D17"/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Group 1</text:p>
              </table:table-cell>
              <table:table-cell office:value-type="string">
                <text:p>Coluna D</text:p>
              </table:table-cell>
              <table:table-cell office:value-type="string">
                <text:p>Group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ahalanobis Distance'.B8:'Mahalanobis Distance'.B27</svg:desc>
                </draw:g>
              </table:table-cell>
              <table:table-cell office:value-type="float" office:value="2">
                <text:p>2</text:p>
                <draw:g>
                  <svg:desc>'Mahalanobis Distance'.C8:'Mahalanobis Distance'.C27</svg:desc>
                </draw:g>
              </table:table-cell>
              <table:table-cell office:value-type="float" office:value="6">
                <text:p>6</text:p>
                <draw:g>
                  <svg:desc>'Mahalanobis Distance'.D8:'Mahalanobis Distance'.D17</svg:desc>
                </draw:g>
              </table:table-cell>
              <table:table-cell office:value-type="float" office:value="5">
                <text:p>5</text:p>
                <draw:g>
                  <svg:desc>'Mahalanobis Distance'.E8:'Mahalanobis Distance'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">
                <text:p>3.9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